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ubmission Questions</text:span><text:line-break/>In lieu of a cover letter, authors must answer the following questions during submission (max 50 words per answer):</text:p>
      <text:list xml:id="list1445834425" text:style-name="L1">
        <text:list-item>
          <text:p text:style-name="P2">What is the scientific question you are addressing? </text:p>
        </text:list-item>
        <text:list-item>
          <text:p text:style-name="P2">What is/are the key finding(s) that answers this question? </text:p>
        </text:list-item>
        <text:list-item>
          <text:p text:style-name="P2">Why is this work important and timely? </text:p>
        </text:list-item>
        <text:list-item>
          <text:p text:style-name="P2">Does your paper fall within the scope of GCB; what biological AND global change aspects does it address? </text:p>
        </text:list-item>
        <text:list-item>
          <text:p text:style-name="P1">What are the three most recently published papers that are relevant to this question? This information will assist the Editors in selecting reviewer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8-12T15:25:05.751039492</meta:creation-date>
    <dc:date>2019-08-12T15:25:30.318914642</dc:date>
    <dc:creator>Bianca Rius</dc:creator>
    <meta:editing-duration>PT25S</meta:editing-duration>
    <meta:editing-cycles>1</meta:editing-cycles>
    <meta:document-statistic meta:table-count="0" meta:image-count="0" meta:object-count="0" meta:page-count="1" meta:paragraph-count="6" meta:word-count="91" meta:character-count="552" meta:non-whitespace-character-count="467"/>
    <meta:generator>LibreOffice/6.0.3.2$Linux_X86_64 LibreOffice_project/00m0$Build-2</meta:generator>
  </office:meta>
</office:document-meta>
</file>